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text-properties officeooo:rsid="000b8091" officeooo:paragraph-rsid="000b8091"/>
    </style:style>
    <style:style style:name="T1" style:family="text">
      <style:text-properties fo:font-variant="normal" fo:text-transform="none" fo:color="#000000" loext:opacity="100%" style:font-name="Nunito" fo:font-size="14pt" fo:letter-spacing="normal" fo:font-style="normal" fo:font-weight="normal"/>
    </style:style>
    <style:style style:name="T2" style:family="text">
      <style:text-properties fo:color="#000000" loext:opacity="0%"/>
    </style:style>
    <style:style style:name="T3" style:family="text">
      <style:text-properties officeooo:rsid="000b8091"/>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enschutzerklärung</text:h>
      <text:p text:style-name="Text_20_body">Das Verzeichnis von Verarbeitungstätigkeiten umfasst eine Sammlung von allgemeinen Angaben, die für sämtliche nachfolgend beschriebenen Verarbeitungsverfahren relevant sind, sowie spezifische Details zu einzelnen Verarbeitungsprozessen, in deren Rahmen personenbezogene Daten (nachfolgend auch kurz als "Daten" bezeichnet) verarbeitet werden. Diese Struktur dient dazu, sowohl die Übersichtlichkeit zu wahren als auch eine präzise Information bereitzustellen. Die allgemeinen Angaben erläutern grundlegende Prinzipien und Richtlinien, die auf alle Verarbeitungsaktivitäten zutreffen, wie die Einhaltung von Datenschutzgrundsätzen, die Rechtsgrundlagen der Datenverarbeitung, und den Umgang mit den Rechten der betroffenen Personen. Im spezifischen Teil des Verzeichnisses werden detaillierte Informationen zu den einzelnen Verarbeitungsprozessen aufgeführt, darunter der Zweck der Datenverarbeitung, die betroffenen Datenkategorien, die Empfänger der Daten sowie gegebenenfalls die Übermittlung von Daten in Drittländer. Dieses Verzeichnis dient als zentrales Dokument, um die Transparenz und Nachvollziehbarkeit der Datenverarbeitung zu gewährleisten und ist ein wesentliches Element zur Erfüllung der Dokumentationspflichten unter der Datenschutz-Grundverordnung (DSGVO).</text:p>
      <text:p text:style-name="Text_20_body"/>
      <text:h text:style-name="Heading_20_2" text:outline-level="2">Präambel</text:h>
      <text:p text:style-name="Text_20_body">Mit der folgenden Datenschutzerklärung möchten wir Sie darüber aufklären, welche Arten Ihrer personenbezogenen Daten (nachfolgend auch kurz als "Daten" bezeichnet) wir zu welchen Zwecken und in welchem Umfang verarbeiten. Die Datenschutzerklärung gilt für alle von uns durchgeführten Verarbeitungen personenbezogener Daten, sowohl im Rahmen der Erbringung unserer Leistungen als auch insbesondere auf unseren Webseiten, in mobilen Applikationen sowie innerhalb externer Onlinepräsenzen, wie z. B. unserer Social-Media-Profile (nachfolgend zusammenfassend bezeichnet als "Onlineangebot").</text:p>
      <text:p text:style-name="Text_20_body">Die verwendeten Begriffe sind nicht geschlechtsspezifisch.</text:p>
      <text:p text:style-name="Text_20_body">Stand: 07. Juni 2024</text:p>
      <text:p text:style-name="Text_20_body"/>
      <text:h text:style-name="Heading_20_2" text:outline-level="2">Verantwortlicher</text:h>
      <text:p text:style-name="Text_20_body"/>
      <text:p text:style-name="P12">Das ICH</text:p>
      <text:p text:style-name="Text_20_body">E-Mail-Adresse: <text:a xlink:type="simple" xlink:href="mailto:info@bubble-chat.gov" text:style-name="Internet_20_link" text:visited-style-name="Visited_20_Internet_20_Link">info@<text:span text:style-name="T3">bubble-chat</text:span>.<text:span text:style-name="T3">gov</text:span></text:a></text:p>
      <text:p text:style-name="Text_20_body"/>
      <text:h text:style-name="Heading_20_2" text:outline-level="2">Übersicht der Verarbeitungen</text:h>
      <text:p text:style-name="Text_20_body">Die nachfolgende Übersicht fasst die Arten der verarbeiteten Daten und die Zwecke ihrer Verarbeitung zusammen und verweist auf die betroffenen Personen.</text:p>
      <text:h text:style-name="Heading_20_3" text:outline-level="3"><text:soft-page-break/>Arten der verarbeiteten Daten</text:h>
      <text:list text:style-name="L1">
        <text:list-item>
          <text:p text:style-name="P1">Kontaktdaten.</text:p>
        </text:list-item>
        <text:list-item>
          <text:p text:style-name="P1">Inhaltsdaten.</text:p>
        </text:list-item>
        <text:list-item>
          <text:p text:style-name="P1">Nutzungsdaten.</text:p>
        </text:list-item>
        <text:list-item>
          <text:p text:style-name="P1">Meta-, Kommunikations- und Verfahrensdaten.</text:p>
        </text:list-item>
        <text:list-item>
          <text:p text:style-name="P1">Protokolldaten.</text:p>
        </text:list-item>
      </text:list>
      <text:h text:style-name="Heading_20_3" text:outline-level="3">Kategorien betroffener Personen</text:h>
      <text:list text:style-name="L2">
        <text:list-item>
          <text:p text:style-name="P2">Kommunikationspartner.</text:p>
        </text:list-item>
        <text:list-item>
          <text:p text:style-name="P2">Nutzer.</text:p>
        </text:list-item>
      </text:list>
      <text:h text:style-name="Heading_20_3" text:outline-level="3">Zwecke der Verarbeitung</text:h>
      <text:list text:style-name="L3">
        <text:list-item>
          <text:p text:style-name="P3">Kommunikation.</text:p>
        </text:list-item>
        <text:list-item>
          <text:p text:style-name="P3">Sicherheitsmaßnahmen.</text:p>
        </text:list-item>
        <text:list-item>
          <text:p text:style-name="P3">Organisations- und Verwaltungsverfahren.</text:p>
        </text:list-item>
        <text:list-item>
          <text:p text:style-name="P3">Feedback.</text:p>
        </text:list-item>
        <text:list-item>
          <text:p text:style-name="P3">Bereitstellung unseres Onlineangebotes und Nutzerfreundlichkeit.</text:p>
        </text:list-item>
        <text:list-item>
          <text:p text:style-name="P3">Informationstechnische Infrastruktur.</text:p>
        </text:list-item>
      </text:list>
      <text:p text:style-name="Text_20_body"/>
      <text:h text:style-name="Heading_20_2" text:outline-level="2">Maßgebliche Rechtsgrundlagen</text:h>
      <text:p text:style-name="Text_20_body"><text:span text:style-name="Strong_20_Emphasis">Maßgebliche Rechtsgrundlagen nach der DSGVO: </text:span>Im Folgenden erhalten Sie eine Übersicht der Rechtsgrundlagen der DSGVO, auf deren Basis wir personenbezogene Daten verarbeiten. Bitte nehmen Sie zur Kenntnis, dass neben den Regelungen der DSGVO nationale Datenschutzvorgaben in Ihrem bzw. unserem Wohn- oder Sitzland gelten können. Sollten ferner im Einzelfall speziellere Rechtsgrundlagen maßgeblich sein, teilen wir Ihnen diese in der Datenschutzerklärung mit.</text:p>
      <text:list text:style-name="L4">
        <text:list-item>
          <text:p text:style-name="P4"><text:span text:style-name="Strong_20_Emphasis">Einwilligung (Art. 6 Abs. 1 S. 1 lit. a) DSGVO)</text:span> - Die betroffene Person hat ihre Einwilligung in die Verarbeitung der sie betreffenden personenbezogenen Daten für einen spezifischen Zweck oder mehrere bestimmte Zwecke gegeben.</text:p>
        </text:list-item>
        <text:list-item>
          <text:p text:style-name="P4"><text:span text:style-name="Strong_20_Emphasis">Vertragserfüllung und vorvertragliche Anfragen (Art. 6 Abs. 1 S. 1 lit. b) DSGVO)</text:span> - Die Verarbeitung ist für die Erfüllung eines Vertrags, dessen Vertragspartei die betroffene Person ist, oder zur Durchführung vorvertraglicher Maßnahmen erforderlich, die auf Anfrage der betroffenen Person erfolgen.</text:p>
        </text:list-item>
        <text:list-item>
          <text:p text:style-name="P4"><text:span text:style-name="Strong_20_Emphasis">Berechtigte Interessen (Art. 6 Abs. 1 S. 1 lit. f) DSGVO)</text:span> - die Verarbeitung ist zur Wahrung der berechtigten Interessen des Verantwortlichen oder eines Dritten notwendig, vorausgesetzt, dass die Interessen, Grundrechte und Grundfreiheiten der betroffenen Person, die den Schutz personenbezogener Daten verlangen, nicht überwiegen.</text:p>
        </text:list-item>
      </text:list>
      <text:p text:style-name="Text_20_body"><text:soft-page-break/><text:span text:style-name="Strong_20_Emphasis">Nationale Datenschutzregelungen in Deutschland: </text:span>Zusätzlich zu den Datenschutzregelungen der DSGVO gelten nationale Regelungen zum Datenschutz in Deutschland. Hierzu gehört insbesondere das Gesetz zum Schutz vor Missbrauch personenbezogener Daten bei der Datenverarbeitung (Bundesdatenschutzgesetz – BDSG). Das BDSG enthält insbesondere Spezialregelungen zum Recht auf Auskunft, zum Recht auf Löschung, zum Widerspruchsrecht, zur Verarbeitung besonderer Kategorien personenbezogener Daten, zur Verarbeitung für andere Zwecke und zur Übermittlung sowie automatisierten Entscheidungsfindung im Einzelfall einschließlich Profiling. Ferner können Landesdatenschutzgesetze der einzelnen Bundesländer zur Anwendung gelangen.</text:p>
      <text:p text:style-name="Text_20_body"/>
      <text:h text:style-name="Heading_20_2" text:outline-level="2">Sicherheitsmaßnahmen</text:h>
      <text:p text:style-name="Text_20_body">Wir treffen nach Maßgabe der gesetzlichen Vorgaben unter Berücksichtigung des Stands der Technik, der Implementierungskosten und der Art, des Umfangs, der Umstände und der Zwecke der Verarbeitung sowie der unterschiedlichen Eintrittswahrscheinlichkeiten und des Ausmaßes der Bedrohung der Rechte und Freiheiten natürlicher Personen geeignete technische und organisatorische Maßnahmen, um ein dem Risiko angemessenes Schutzniveau zu gewährleisten.</text:p>
      <text:p text:style-name="Text_20_body">Zu den Maßnahmen gehören insbesondere die Sicherung der Vertraulichkeit, Integrität und Verfügbarkeit von Daten durch Kontrolle des physischen und elektronischen Zugangs zu den Daten als auch des sie betreffenden Zugriffs, der Eingabe, der Weitergabe, der Sicherung der Verfügbarkeit und ihrer Trennung. Des Weiteren haben wir Verfahren eingerichtet, die eine Wahrnehmung von Betroffenenrechten, die Löschung von Daten und Reaktionen auf die Gefährdung der Daten gewährleisten. Ferner berücksichtigen wir den Schutz personenbezogener Daten bereits bei der Entwicklung bzw. Auswahl von Hardware, Software sowie Verfahren entsprechend dem Prinzip des Datenschutzes, durch Technikgestaltung und durch datenschutzfreundliche Voreinstellungen.</text:p>
      <text:p text:style-name="Text_20_body">Sicherung von Online-Verbindungen durch TLS-/SSL-Verschlüsselungstechnologie (HTTPS): Um die Daten der Nutzer, die über unsere Online-Dienste übertragen werden, vor unerlaubten Zugriffen zu schützen, setzen wir auf die TLS-/SSL-Verschlüsselungstechnologie. Secure Sockets Layer (SSL) und Transport Layer Security (TLS) sind die Eckpfeiler der sicheren Datenübertragung im Internet. Diese Technologien verschlüsseln die Informationen, die zwischen der Website oder App und dem Browser des Nutzers (oder zwischen zwei Servern) übertragen werden, wodurch die Daten vor unbefugtem Zugriff geschützt sind. TLS, als die weiterentwickelte und sicherere Version von SSL, gewährleistet, dass alle Datenübertragungen den höchsten Sicherheitsstandards entsprechen. Wenn eine Website durch ein SSL-/TLS-Zertifikat gesichert ist, wird dies durch die Anzeige von HTTPS in der URL signalisiert. Dies dient als ein Indikator für die Nutzer, dass ihre Daten sicher und verschlüsselt übertragen werden.</text:p>
      <text:p text:style-name="Text_20_body"/>
      <text:h text:style-name="Heading_20_2" text:outline-level="2">Internationale Datentransfers</text:h>
      <text:p text:style-name="Text_20_body">Datenverarbeitung in Drittländern: Sofern wir Daten in einem Drittland (d. h., außerhalb der Europäischen Union (EU), des Europäischen Wirtschaftsraums (EWR)) verarbeiten oder die Verarbeitung im Rahmen der Inanspruchnahme von Diensten Dritter oder der Offenlegung bzw. Übermittlung von Daten an andere Personen, Stellen oder Unternehmen stattfindet, erfolgt dies nur <text:soft-page-break/>im Einklang mit den gesetzlichen Vorgaben. Sofern das Datenschutzniveau in dem Drittland mittels eines Angemessenheitsbeschlusses anerkannt wurde (Art. 45 DSGVO), dient dieser als Grundlage des Datentransfers. Im Übrigen erfolgen Datentransfers nur dann, wenn das Datenschutzniveau anderweitig gesichert ist, insbesondere durch Standardvertragsklauseln (Art. 46 Abs. 2 lit. c) DSGVO), ausdrückliche Einwilligung oder im Fall vertraglicher oder gesetzlich erforderlicher Übermittlung (Art. 49 Abs. 1 DSGVO). Im Übrigen teilen wir Ihnen die Grundlagen der Drittlandübermittlung bei den einzelnen Anbietern aus dem Drittland mit, wobei die Angemessenheitsbeschlüsse als Grundlagen vorrangig gelten. Informationen zu Drittlandtransfers und vorliegenden Angemessenheitsbeschlüssen können dem Informationsangebot der EU-Kommission entnommen werden: <text:a xlink:type="simple" xlink:href="https://commission.europa.eu/law/law-topic/data-protection/international-dimension-data-protection_en?prefLang=de" office:target-frame-name="_blank" xlink:show="new" text:style-name="Internet_20_link" text:visited-style-name="Visited_20_Internet_20_Link">https://commission.europa.eu/law/law-topic/data-protection/international-dimension-data-protection_en?prefLang=de.</text:a></text:p>
      <text:p text:style-name="Text_20_body">EU-US Trans-Atlantic Data Privacy Framework: Im Rahmen des sogenannten „Data Privacy Framework" (DPF) hat die EU-Kommission das Datenschutzniveau ebenfalls für bestimmte Unternehmen aus den USA im Rahmen der Angemessenheitsbeschlusses vom 10.07.2023 als sicher anerkannt. Die Liste der zertifizierten Unternehmen als auch weitere Informationen zu dem DPF können Sie der Website des Handelsministeriums der USA unter <text:a xlink:type="simple" xlink:href="https://www.dataprivacyframework.gov/" office:target-frame-name="_blank" xlink:show="new" text:style-name="Internet_20_link" text:visited-style-name="Visited_20_Internet_20_Link">https://www.dataprivacyframework.gov/</text:a> (in Englisch) entnehmen. Wir informieren Sie im Rahmen der Datenschutzhinweise, welche von uns eingesetzten Diensteanbieter unter dem Data Privacy Framework zertifiziert sind.</text:p>
      <text:p text:style-name="Text_20_body"/>
      <text:h text:style-name="Heading_20_2" text:outline-level="2">Allgemeine Informationen zur Datenspeicherung und Löschung</text:h>
      <text:p text:style-name="Text_20_body">Wir löschen personenbezogene Daten, die wir verarbeiten, gemäß den gesetzlichen Bestimmungen, sobald die zugrundeliegenden Einwilligungen widerrufen werden oder keine weiteren rechtlichen Grundlagen für die Verarbeitung bestehen. Dies betrifft Fälle, in denen der ursprüngliche Verarbeitungszweck entfällt oder die Daten nicht mehr benötigt werden. Ausnahmen von dieser Regelung bestehen, wenn gesetzliche Pflichten oder besondere Interessen eine längere Aufbewahrung oder Archivierung der Daten erfordern.</text:p>
      <text:p text:style-name="Text_20_body">Insbesondere müssen Daten, die aus handels- oder steuerrechtlichen Gründen aufbewahrt werden müssen oder deren Speicherung notwendig ist zur Rechtsverfolgung oder zum Schutz der Rechte anderer natürlicher oder juristischer Personen, entsprechend archiviert werden.</text:p>
      <text:p text:style-name="Text_20_body">Unsere Datenschutzhinweise enthalten zusätzliche Informationen zur Aufbewahrung und Löschung von Daten, die speziell für bestimmte Verarbeitungsprozesse gelten.</text:p>
      <text:p text:style-name="Text_20_body">Bei mehreren Angaben zur Aufbewahrungsdauer oder Löschungsfristen eines Datums, ist stets die längste Frist maßgeblich.</text:p>
      <text:p text:style-name="Text_20_body">Beginnt eine Frist nicht ausdrücklich zu einem bestimmten Datum und beträgt sie mindestens ein Jahr, so startet sie automatisch am Ende des Kalenderjahres, in dem das fristauslösende Ereignis eingetreten ist. Im Fall laufender Vertragsverhältnisse, in deren Rahmen Daten gespeichert werden, ist das fristauslösende Ereignis der Zeitpunkt des Wirksamwerdens der Kündigung oder sonstige Beendigung des Rechtsverhältnisses.</text:p>
      <text:p text:style-name="Text_20_body"><text:soft-page-break/>Daten, die nicht mehr für den ursprünglich vorgesehenen Zweck, sondern aufgrund gesetzlicher Vorgaben oder anderer Gründe aufbewahrt werden, verarbeiten wir ausschließlich zu den Gründen, die ihre Aufbewahrung rechtfertigen.</text:p>
      <text:p text:style-name="Text_20_body"><text:span text:style-name="Strong_20_Emphasis">Weitere Hinweise zu Verarbeitungsprozessen, Verfahren und Diensten:</text:span></text:p>
      <text:list text:style-name="L5">
        <text:list-item>
          <text:p text:style-name="P5"><text:span text:style-name="Strong_20_Emphasis">Aufbewahrung und Löschung von Daten: </text:span>Die folgenden allgemeinen Fristen gelten für die Aufbewahrung und Archivierung nach deutschem Recht:</text:p>
          <text:list>
            <text:list-item>
              <text:p text:style-name="P5">10 Jahre - Aufbewahrungsfrist für Bücher und Aufzeichnungen, Jahresabschlüsse, Inventare, Lageberichte, Eröffnungsbilanz sowie die zu ihrem Verständnis erforderlichen Arbeitsanweisungen und sonstigen Organisationsunterlagen, Buchungsbelege und Rechnungen (§ 147 Abs. 3 i. V. m. Abs. 1 Nr. 1, 4 und 4a AO, § 14b Abs. 1 UStG, § 257 Abs. 1 Nr. 1 u. 4, Abs. 4 HGB).</text:p>
            </text:list-item>
            <text:list-item>
              <text:p text:style-name="P5">6 Jahre - Übrige Geschäftsunterlagen: empfangene Handels- oder Geschäftsbriefe, Wiedergaben der abgesandten Handels- oder Geschäftsbriefe, sonstige Unterlagen, soweit sie für die Besteuerung von Bedeutung sind, z. B. Stundenlohnzettel, Betriebsabrechnungsbögen, Kalkulationsunterlagen, Preisauszeichnungen, aber auch Lohnabrechnungsunterlagen, soweit sie nicht bereits Buchungsbelege sind und Kassenstreifen (§ 147 Abs. 3 i. V. m. Abs. 1 Nr. 2, 3, 5 AO, § 257 Abs. 1 Nr. 2 u. 3, Abs. 4 HGB).</text:p>
            </text:list-item>
            <text:list-item>
              <text:p text:style-name="P5">3 Jahre - Daten, die erforderlich sind, um potenzielle Gewährleistungs- und Schadensersatzansprüche oder ähnliche vertragliche Ansprüche und Rechte zu berücksichtigen sowie damit verbundene Anfragen zu bearbeiten, basierend auf früheren Geschäftserfahrungen und üblichen Branchenpraktiken, werden für die Dauer der regulären gesetzlichen Verjährungsfrist von drei Jahren gespeichert (§§ 195, 199 BGB).</text:p>
            </text:list-item>
          </text:list>
          <text:p text:style-name="P5">.</text:p>
        </text:list-item>
        <text:list-item>
          <text:p text:style-name="P5"><text:span text:style-name="Strong_20_Emphasis">Überprüfung und Einhaltung der Löschfristen: </text:span>Die Einhaltung der gesetzlichen und internen Vorgaben bezüglich der Löschung personenbezogener Daten wird regelmäßig geprüft. Es wird sichergestellt, dass alle personenbezogenen Daten, die nicht mehr benötigt werden oder deren Speicherfrist abgelaufen ist, gemäß den relevanten Datenschutzvorschriften gelöscht werden oder, im Fall von Archivierungs- und Aufbewahrungspflichten, die Verarbeitung auf diese Zwecke eingeschränkt wird. Diese Prüfungen der Löschvorgaben und der Einhaltung der festgelegten Löschfristen finden regelmäßig, mindestens jedoch einmal jährlich, statt. Die Ergebnisse der Prüfung werden von der für die Löschungsprüfung zuständigen Person(en) dokumentiert und bewertet.</text:p>
        </text:list-item>
      </text:list>
      <text:p text:style-name="Text_20_body"/>
      <text:h text:style-name="Heading_20_2" text:outline-level="2">Rechte der betroffenen Personen</text:h>
      <text:p text:style-name="Text_20_body">Rechte der betroffenen Personen aus der DSGVO: Ihnen stehen als Betroffene nach der DSGVO verschiedene Rechte zu, die sich insbesondere aus Art. 15 bis 21 DSGVO ergeben:</text:p>
      <text:list text:style-name="L6">
        <text:list-item>
          <text:p text:style-name="P6"><text:span text:style-name="Strong_20_Emphasis">Widerspruchsrecht: Sie haben das Recht, aus Gründen, die sich aus Ihrer besonderen Situation ergeben, jederzeit gegen die Verarbeitung der Sie betreffenden personenbezogenen Daten, die aufgrund von Art. 6 Abs. 1 lit. e oder f DSGVO erfolgt, Widerspruch einzulegen; dies gilt auch für ein auf diese Bestimmungen gestütztes Profiling. Werden die Sie betreffenden personenbezogenen Daten verarbeitet, um Direktwerbung zu betreiben, haben </text:span><text:soft-page-break/><text:span text:style-name="Strong_20_Emphasis">Sie das Recht, jederzeit Widerspruch gegen die Verarbeitung der Sie betreffenden personenbezogenen Daten zum Zwecke derartiger Werbung einzulegen; dies gilt auch für das Profiling, soweit es mit solcher Direktwerbung in Verbindung steht.</text:span></text:p>
        </text:list-item>
        <text:list-item>
          <text:p text:style-name="P6"><text:span text:style-name="Strong_20_Emphasis">Widerrufsrecht bei Einwilligungen:</text:span> Sie haben das Recht, erteilte Einwilligungen jederzeit zu widerrufen.</text:p>
        </text:list-item>
        <text:list-item>
          <text:p text:style-name="P6"><text:span text:style-name="Strong_20_Emphasis">Auskunftsrecht:</text:span> Sie haben das Recht, eine Bestätigung darüber zu verlangen, ob betreffende Daten verarbeitet werden und auf Auskunft über diese Daten sowie auf weitere Informationen und Kopie der Daten entsprechend den gesetzlichen Vorgaben.</text:p>
        </text:list-item>
        <text:list-item>
          <text:p text:style-name="P6"><text:span text:style-name="Strong_20_Emphasis">Recht auf Berichtigung:</text:span> Sie haben entsprechend den gesetzlichen Vorgaben das Recht, die Vervollständigung der Sie betreffenden Daten oder die Berichtigung der Sie betreffenden unrichtigen Daten zu verlangen.</text:p>
        </text:list-item>
        <text:list-item>
          <text:p text:style-name="P6"><text:span text:style-name="Strong_20_Emphasis">Recht auf Löschung und Einschränkung der Verarbeitung:</text:span> Sie haben nach Maßgabe der gesetzlichen Vorgaben das Recht, zu verlangen, dass Sie betreffende Daten unverzüglich gelöscht werden, bzw. alternativ nach Maßgabe der gesetzlichen Vorgaben eine Einschränkung der Verarbeitung der Daten zu verlangen.</text:p>
        </text:list-item>
        <text:list-item>
          <text:p text:style-name="P6"><text:span text:style-name="Strong_20_Emphasis">Recht auf Datenübertragbarkeit:</text:span> Sie haben das Recht, Sie betreffende Daten, die Sie uns bereitgestellt haben, nach Maßgabe der gesetzlichen Vorgaben in einem strukturierten, gängigen und maschinenlesbaren Format zu erhalten oder deren Übermittlung an einen anderen Verantwortlichen zu fordern.</text:p>
        </text:list-item>
        <text:list-item>
          <text:p text:style-name="P6"><text:span text:style-name="Strong_20_Emphasis">Beschwerde bei Aufsichtsbehörde:</text:span> Sie haben unbeschadet eines anderweitigen verwaltungsrechtlichen oder gerichtlichen Rechtsbehelfs das Recht auf Beschwerde bei einer Aufsichtsbehörde, insbesondere in dem Mitgliedstaat ihres gewöhnlichen Aufenthaltsorts, ihres Arbeitsplatzes oder des Orts des mutmaßlichen Verstoßes, wenn Sie der Ansicht sind, dass die Verarbeitung der Sie betreffenden personenbezogenen Daten gegen die Vorgaben der DSGVO verstößt.</text:p>
        </text:list-item>
      </text:list>
      <text:p text:style-name="Text_20_body"/>
      <text:h text:style-name="Heading_20_2" text:outline-level="2">Bereitstellung des Onlineangebots und Webhosting</text:h>
      <text:p text:style-name="Text_20_body">Wir verarbeiten die Daten der Nutzer, um ihnen unsere Online-Dienste zur Verfügung stellen zu können. Zu diesem Zweck verarbeiten wir die IP-Adresse des Nutzers, die notwendig ist, um die Inhalte und Funktionen unserer Online-Dienste an den Browser oder das Endgerät der Nutzer zu übermitteln.</text:p>
      <text:list text:style-name="L7">
        <text:list-item>
          <text:p text:style-name="P7"><text:span text:style-name="Strong_20_Emphasis">Verarbeitete Datenarten:</text:span>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 Protokolldaten (z. B. Logfiles betreffend Logins oder den Abruf von Daten oder Zugriffszeiten.).</text:p>
        </text:list-item>
        <text:list-item>
          <text:p text:style-name="P7"><text:span text:style-name="Strong_20_Emphasis">Betroffene Personen:</text:span> Nutzer (z. B. Webseitenbesucher, Nutzer von Onlinediensten).</text:p>
        </text:list-item>
        <text:list-item>
          <text:p text:style-name="P7"><text:soft-page-break/><text:span text:style-name="Strong_20_Emphasis">Zwecke der Verarbeitung:</text:span> Bereitstellung unseres Onlineangebotes und Nutzerfreundlichkeit; Informationstechnische Infrastruktur (Betrieb und Bereitstellung von Informationssystemen und technischen Geräten (Computer, Server etc.).). Sicherheitsmaßnahmen.</text:p>
        </text:list-item>
        <text:list-item>
          <text:p text:style-name="P7"><text:span text:style-name="Strong_20_Emphasis">Rechtsgrundlagen:</text:span> Berechtigte Interessen (Art. 6 Abs. 1 S. 1 lit. f) DSGVO).</text:p>
        </text:list-item>
      </text:list>
      <text:p text:style-name="Text_20_body"><text:span text:style-name="Strong_20_Emphasis">Weitere Hinweise zu Verarbeitungsprozessen, Verfahren und Diensten:</text:span></text:p>
      <text:list text:style-name="L8">
        <text:list-item>
          <text:p text:style-name="P8"><text:span text:style-name="Strong_20_Emphasis">Bereitstellung Onlineangebot auf gemietetem Speicherplatz: </text:span>Für die Bereitstellung unseres Onlineangebotes nutzen wir Speicherplatz, Rechenkapazität und Software, die wir von einem entsprechenden Serveranbieter (auch "Webhoster" genannt) mieten oder anderweitig beziehen; <text:span text:style-name="Strong_20_Emphasis">Rechtsgrundlagen:</text:span> Berechtigte Interessen (Art. 6 Abs. 1 S. 1 lit. f) DSGVO).</text:p>
        </text:list-item>
        <text:list-item>
          <text:p text:style-name="P8"><text:span text:style-name="Strong_20_Emphasis">Erhebung von Zugriffsdaten und Logfiles: </text:span>Der Zugriff auf unser Onlineangebot wird in Form von sogenannten "Server-Logfiles" protokolliert. Zu den Serverlogfiles können die Adresse und der Name der abgerufenen Webseiten und Dateien, Datum und Uhrzeit des Abrufs, übertragene Datenmengen, Meldung über erfolgreichen Abruf, Browsertyp nebst Version, das Betriebssystem des Nutzers, Referrer URL (die zuvor besuchte Seite) und im Regelfall IP-Adressen und der anfragende Provider gehören. Die Serverlogfiles können zum einen zu Sicherheitszwecken eingesetzt werden, z. B. um eine Überlastung der Server zu vermeiden (insbesondere im Fall von missbräuchlichen Angriffen, sogenannten DDoS-Attacken), und zum anderen, um die Auslastung der Server und ihre Stabilität sicherzustellen; <text:span text:style-name="Strong_20_Emphasis">Rechtsgrundlagen:</text:span> Berechtigte Interessen (Art. 6 Abs. 1 S. 1 lit. f) DSGVO). <text:span text:style-name="Strong_20_Emphasis">Löschung von Daten:</text:span> Logfile-Informationen werden für die Dauer von maximal 30 Tagen gespeichert und danach gelöscht oder anonymisiert. Daten, deren weitere Aufbewahrung zu Beweiszwecken erforderlich ist, sind bis zur endgültigen Klärung des jeweiligen Vorfalls von der Löschung ausgenommen.</text:p>
        </text:list-item>
      </text:list>
      <text:p text:style-name="Text_20_body"/>
      <text:h text:style-name="Heading_20_2" text:outline-level="2">Kontakt- und Anfrageverwaltung</text:h>
      <text:p text:style-name="Text_20_body">Bei der Kontaktaufnahme mit uns (z. B. per Post, Kontaktformular, E-Mail, Telefon oder via soziale Medien) sowie im Rahmen bestehender Nutzer- und Geschäftsbeziehungen werden die Angaben der anfragenden Personen verarbeitet, soweit dies zur Beantwortung der Kontaktanfragen und etwaiger angefragter Maßnahmen erforderlich ist.</text:p>
      <text:list text:style-name="L9">
        <text:list-item>
          <text:p text:style-name="P9"><text:span text:style-name="Strong_20_Emphasis">Verarbeitete Datenarten:</text:span> Kontaktdaten (z. B. Post- und E-Mail-Adressen oder Telefonnummern); Inhaltsdaten (z. B. textliche oder bildliche Nachrichten und Beiträge sowie die sie betreffenden Informationen, wie z. B. Angaben zur Autorenschaft oder Zeitpunkt der Erstellung);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text:p>
        </text:list-item>
        <text:list-item>
          <text:p text:style-name="P9"><text:span text:style-name="Strong_20_Emphasis">Betroffene Personen:</text:span> Kommunikationspartner.</text:p>
        </text:list-item>
        <text:list-item>
          <text:p text:style-name="P9"><text:span text:style-name="Strong_20_Emphasis">Zwecke der Verarbeitung:</text:span> Kommunikation; Organisations- und Verwaltungsverfahren; Feedback (z. B. Sammeln von Feedback via Online-Formular). Bereitstellung unseres Onlineangebotes und Nutzerfreundlichkeit.</text:p>
        </text:list-item>
        <text:list-item>
          <text:p text:style-name="P9"><text:soft-page-break/><text:span text:style-name="Strong_20_Emphasis">Rechtsgrundlagen:</text:span> Berechtigte Interessen (Art. 6 Abs. 1 S. 1 lit. f) DSGVO). Vertragserfüllung und vorvertragliche Anfragen (Art. 6 Abs. 1 S. 1 lit. b) DSGVO).</text:p>
        </text:list-item>
      </text:list>
      <text:p text:style-name="Text_20_body"><text:span text:style-name="Strong_20_Emphasis">Weitere Hinweise zu Verarbeitungsprozessen, Verfahren und Diensten:</text:span></text:p>
      <text:list text:style-name="L10">
        <text:list-item>
          <text:p text:style-name="P10"><text:span text:style-name="Strong_20_Emphasis">Kontaktformular: </text:span>Wenn Nutzer über unser Kontaktformular, E-Mail oder andere Kommunikationswege mit uns in Kontakt treten, verarbeiten wir die uns in diesem Zusammenhang mitgeteilten Daten zur Bearbeitung des mitgeteilten Anliegens; <text:span text:style-name="Strong_20_Emphasis">Rechtsgrundlagen:</text:span> Vertragserfüllung und vorvertragliche Anfragen (Art. 6 Abs. 1 S. 1 lit. b) DSGVO), Berechtigte Interessen (Art. 6 Abs. 1 S. 1 lit. f) DSGVO).</text:p>
        </text:list-item>
      </text:list>
      <text:p text:style-name="Text_20_body"/>
      <text:h text:style-name="Heading_20_2" text:outline-level="2">Änderung und Aktualisierung</text:h>
      <text:p text:style-name="Text_20_body">Wir bitten Sie, sich regelmäßig über den Inhalt unserer Datenschutzerklärung zu informieren. Wir passen die Datenschutzerklärung an, sobald die Änderungen der von uns durchgeführten Datenverarbeitungen dies erforderlich machen. Wir informieren Sie, sobald durch die Änderungen eine Mitwirkungshandlung Ihrerseits (z. B. Einwilligung) oder eine sonstige individuelle Benachrichtigung erforderlich wird.</text:p>
      <text:p text:style-name="Text_20_body">Sofern wir in dieser Datenschutzerklärung Adressen und Kontaktinformationen von Unternehmen und Organisationen angeben, bitten wir zu beachten, dass die Adressen sich über die Zeit ändern können und bitten die Angaben vor Kontaktaufnahme zu prüfen.</text:p>
      <text:p text:style-name="Text_20_body"/>
      <text:h text:style-name="Heading_20_2" text:outline-level="2">Begriffsdefinitionen</text:h>
      <text:p text:style-name="Text_20_body">In diesem Abschnitt erhalten Sie eine Übersicht über die in dieser Datenschutzerklärung verwendeten Begrifflichkeiten. Soweit die Begrifflichkeiten gesetzlich definiert sind, gelten deren gesetzliche Definitionen. Die nachfolgenden Erläuterungen sollen dagegen vor allem dem Verständnis dienen.</text:p>
      <text:list text:style-name="L11">
        <text:list-item>
          <text:p text:style-name="P11"><text:span text:style-name="Strong_20_Emphasis">Inhaltsdaten:</text:span> Inhaltsdaten umfassen Informationen, die im Zuge der Erstellung, Bearbeitung und Veröffentlichung von Inhalten aller Art generiert werden. Diese Kategorie von Daten kann Texte, Bilder, Videos, Audiodateien und andere multimediale Inhalte einschließen, die auf verschiedenen Plattformen und Medien veröffentlicht werden. Inhaltsdaten sind nicht nur auf den eigentlichen Inhalt beschränkt, sondern beinhalten auch Metadaten, die Informationen über den Inhalt selbst liefern, wie Tags, Beschreibungen, Autoreninformationen und Veröffentlichungsdaten</text:p>
        </text:list-item>
        <text:list-item>
          <text:p text:style-name="P11"><text:span text:style-name="Strong_20_Emphasis">Kontaktdaten:</text:span> Kontaktdaten sind essentielle Informationen, die die Kommunikation mit Personen oder Organisationen ermöglichen. Sie umfassen u.a. Telefonnummern, postalische Adressen und E-Mail-Adressen, sowie Kommunikationsmittel wie soziale Medien-Handles und Instant-Messaging-Identifikatoren.</text:p>
        </text:list-item>
        <text:list-item>
          <text:p text:style-name="P11"><text:span text:style-name="Strong_20_Emphasis">Meta-, Kommunikations- und Verfahrensdaten:</text:span> Meta-, Kommunikations- und Verfahrensdaten sind Kategorien, die Informationen über die Art und Weise enthalten, wie Daten verarbeitet, übermittelt und verwaltet werden. Meta-Daten, auch bekannt als Daten über Daten, umfassen Informationen, die den Kontext, die Herkunft und die Struktur anderer Daten beschreiben. Sie können Angaben zur Dateigröße, dem Erstellungsdatum, dem Autor eines Dokuments und den <text:soft-page-break/>Änderungshistorien beinhalten. Kommunikationsdaten erfassen den Austausch von Informationen zwischen Nutzern über verschiedene Kanäle, wie E-Mail-Verkehr, Anrufprotokolle, Nachrichten in sozialen Netzwerken und Chat-Verläufe, inklusive der beteiligten Personen, Zeitstempel und Übertragungswege. Verfahrensdaten beschreiben die Prozesse und Abläufe innerhalb von Systemen oder Organisationen, einschließlich Workflow-Dokumentationen, Protokolle von Transaktionen und Aktivitäten, sowie Audit-Logs, die zur Nachverfolgung und Überprüfung von Vorgängen verwendet werden.</text:p>
        </text:list-item>
        <text:list-item>
          <text:p text:style-name="P11"><text:span text:style-name="Strong_20_Emphasis">Nutzungsdaten:</text:span> Nutzungsdaten beziehen sich auf Informationen, die erfassen, wie Nutzer mit digitalen Produkten, Dienstleistungen oder Plattformen interagieren. Diese Daten umfassen eine breite Palette von Informationen, die aufzeigen, wie Nutzer Anwendungen nutzen, welche Funktionen sie bevorzugen, wie lange sie auf bestimmten Seiten verweilen und über welche Pfade sie durch eine Anwendung navigieren. Nutzungsdaten können auch die Häufigkeit der Nutzung, Zeitstempel von Aktivitäten, IP-Adressen, Geräteinformationen und Standortdaten einschließen. Sie sind besonders wertvoll für die Analyse des Nutzerverhaltens, die Optimierung von Benutzererfahrungen, das Personalisieren von Inhalten und das Verbessern von Produkten oder Dienstleistungen. Darüber hinaus spielen Nutzungsdaten eine entscheidende Rolle beim Erkennen von Trends, Vorlieben und möglichen Problembereichen innerhalb digitaler Angebote</text:p>
        </text:list-item>
        <text:list-item>
          <text:p text:style-name="P11"><text:span text:style-name="Strong_20_Emphasis">Personenbezogene Daten:</text:span> "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z. B. Cookie) oder zu einem oder mehreren besonderen Merkmalen identifiziert werden kann, die Ausdruck der physischen, physiologischen, genetischen, psychischen, wirtschaftlichen, kulturellen oder sozialen Identität dieser natürlichen Person sind.</text:p>
        </text:list-item>
        <text:list-item>
          <text:p text:style-name="P11"><text:span text:style-name="Strong_20_Emphasis">Protokolldaten:</text:span> Protokolldaten sind Informationen über Ereignisse oder Aktivitäten, die in einem System oder Netzwerk protokolliert wurden. Diese Daten enthalten typischerweise Informationen wie Zeitstempel, IP-Adressen, Benutzeraktionen, Fehlermeldungen und andere Details über die Nutzung oder den Betrieb eines Systems. Protokolldaten werden oft zur Analyse von Systemproblemen, zur Sicherheitsüberwachung oder zur Erstellung von Leistungsberichten verwendet.</text:p>
        </text:list-item>
        <text:list-item>
          <text:p text:style-name="P11"><text:span text:style-name="Strong_20_Emphasis">Verantwortlicher:</text:span> Als "Verantwortlicher" wird die natürliche oder juristische Person, Behörde, Einrichtung oder andere Stelle, die allein oder gemeinsam mit anderen über die Zwecke und Mittel der Verarbeitung von personenbezogenen Daten entscheidet, bezeichnet.</text:p>
        </text:list-item>
        <text:list-item>
          <text:p text:style-name="P11"><text:span text:style-name="Strong_20_Emphasis">Verarbeitung:</text:span> "Verarbeitung" ist jeder mit oder ohne Hilfe automatisierter Verfahren ausgeführte Vorgang oder jede solche Vorgangsreihe im Zusammenhang mit personenbezogenen Daten. Der Begriff reicht weit und umfasst praktisch jeden Umgang mit Daten, sei es das Erheben, das Auswerten, das Speichern, das Übermitteln oder das Löschen.</text:p>
        </text:list-item>
      </text:list>
      <text:p text:style-name="Text_20_body"/>
      <text:p text:style-name="Text_20_body"><text:a xlink:type="simple" xlink:href="https://datenschutz-generator.de/" office:target-frame-name="_blank" xlink:show="new" text:style-name="Internet_20_link" text:visited-style-name="Visited_20_Internet_20_Link">Erstellt mit kostenlosem Datenschutz-Generator.de von Dr. Thomas Schwenke</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12:09:15.519441817</meta:creation-date>
    <meta:generator>LibreOffice/24.2.5.2$Linux_X86_64 LibreOffice_project/420$Build-2</meta:generator>
    <dc:date>2024-09-10T12:10:50.042192756</dc:date>
    <meta:editing-duration>PT1M35S</meta:editing-duration>
    <meta:editing-cycles>1</meta:editing-cycles>
    <meta:document-statistic meta:table-count="0" meta:image-count="0" meta:object-count="0" meta:page-count="9" meta:paragraph-count="94" meta:word-count="3134" meta:character-count="25381" meta:non-whitespace-character-count="22388"/>
  </office:meta>
</office:document-meta>
</file>